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left="0.9807in" fo:margin-right="0in" fo:text-indent="-0.25in" style:auto-text-indent="false"/>
    </style:style>
    <style:style style:name="P3" style:family="paragraph" style:parent-style-name="Text_20_body">
      <style:paragraph-properties fo:margin-left="0in" fo:margin-right="0in" fo:text-indent="0in" style:auto-text-indent="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o the Claw</text:h>
      <text:list xml:id="list33538135" text:style-name="L1">
        <text:list-item>
          <text:p text:style-name="P1">Relevence:<text:tab/>None to my knowledge, seems to only teach math</text:p>
        </text:list-item>
      </text:list>
      <text:p text:style-name="Text_20_body"/>
      <text:h text:style-name="Heading_20_1" text:outline-level="1">Scavenger Hunt</text:h>
      <text:p text:style-name="Text_20_body">Have not yet played</text:p>
      <text:p text:style-name="Text_20_body"/>
      <text:h text:style-name="Heading_20_1" text:outline-level="1">Brando the Egghunter</text:h>
      <text:list xml:id="list35215976" text:continue-numbering="true" text:style-name="L1">
        <text:list-item>
          <text:p text:style-name="P1">Relevence:<text:tab/><text:tab/>Teaches computational thinking in a way similair to lightbot</text:p>
        </text:list-item>
        <text:list-item>
          <text:p text:style-name="P1">Learning value:<text:tab/>Teaches some concepts that are typicially used when programming in a similair way to light bot, however this is much more limited than in light bot (without the use of functions). However it does throw in some terms in the right places, such as step thru and clear.</text:p>
        </text:list-item>
        <text:list-item>
          <text:p text:style-name="P1">Asthetics:<text:tab/><text:tab/>Brando is not the prettiest game, but it does have a pleasing and consistant style that gives it a sort of charm</text:p>
        </text:list-item>
        <text:list-item>
          <text:p text:style-name="P1">Gameplay:<text:tab/><text:tab/>Brando's gameplay suffers from being entirely typing based, which other games in it's genre (such as lightbot and treasure hunter) avoided. The repercussions of of having the gameplay typing based are:</text:p>
        </text:list-item>
        <text:list-item>
          <text:p text:style-name="P2">The game feels alot less fluid and more like an exercise</text:p>
        </text:list-item>
        <text:list-item>
          <text:p text:style-name="P2">At the start of each challenge the box the player types in is not selected so the player must switch between mouse and keyboard (which is annoying)</text:p>
        </text:list-item>
        <text:list-item>
          <text:p text:style-name="P2">Unlike other games in it's genre each increment of movement is not clear, forcing the player to guess at the distance they must move</text:p>
        </text:list-item>
        <text:list-item>
          <text:p text:style-name="P2">The commands are simple enough to pick up right away and yet are still commands and look like commands, what the player enters ends up looking like assembly language</text:p>
        </text:list-item>
        <text:list-item>
          <text:p text:style-name="P1">Complexity:<text:tab/><text:tab/>Brando is a simple game that a player can jump straight into</text:p>
        </text:list-item>
      </text:list>
      <text:p text:style-name="Text_20_body"/>
      <text:h text:style-name="Heading_20_1" text:outline-level="1">Bewildering Booleans</text:h>
      <text:list xml:id="list35222710" text:continue-numbering="true" text:style-name="L1">
        <text:list-item>
          <text:p text:style-name="P1">Relevence:<text:tab/><text:tab/>Teaches boolean logic</text:p>
        </text:list-item>
        <text:list-item>
          <text:p text:style-name="P1">Learning value:<text:tab/>This game doesn't offer any learning value beyond practice, the game assumes you already have learnt boolean logic and simply need to practice it.</text:p>
        </text:list-item>
        <text:list-item>
          <text:p text:style-name="P1">Asthetics:<text:tab/><text:tab/>Perhaps the games strongist point, it looks good and even allows the player to choose between multiple themes (perhaps one of the other themes such as the lamps should have been the default, it sends a stronger message of true and false (since the lamps are on or off).</text:p>
        </text:list-item>
        <text:list-item>
          <text:p text:style-name="P1">Gameplay:<text:tab/><text:tab/>The gameplay is fun to an extent, then get tedious as nothing really changes and the expressions just just longer. To make matters worse the game appears to <text:soft-page-break/>give the same problems in the same order each time, meaning it does not have much replay value, which takes away from its usefullness as a game for practice.</text:p>
        </text:list-item>
        <text:list-item>
          <text:p text:style-name="P1">Complexity:<text:tab/><text:tab/>The game makes little to no attempt to teach you about boolean logic and as such if you don't already know how the expressions are evaulated then it is a very complex game.</text:p>
        </text:list-item>
      </text:list>
      <text:p text:style-name="Text_20_body"/>
      <text:h text:style-name="Heading_20_1" text:outline-level="1">Mummified Basketball Star</text:h>
      <text:list xml:id="list35231373" text:continue-numbering="true" text:style-name="L1">
        <text:list-item>
          <text:p text:style-name="P1">Relevence:<text:tab/>So far as I can tell, none</text:p>
        </text:list-item>
      </text:list>
      <text:p text:style-name="Text_20_body"/>
      <text:h text:style-name="Heading_20_1" text:outline-level="1">Treasure Hunter</text:h>
      <text:list xml:id="list35227719" text:continue-numbering="true" text:style-name="L1">
        <text:list-item>
          <text:p text:style-name="P1">Relevence:<text:tab/><text:tab/>like Brando the egghunter this game teaches computational thinking in a way similair to lightbot</text:p>
        </text:list-item>
        <text:list-item>
          <text:p text:style-name="P1">Learning value:<text:tab/>Teaches some concepts that are typicially used when programming in a very similair way to light bot. In addition it teaches about things such as programming competitions in "mini games" that happen when the player collects treasure.</text:p>
        </text:list-item>
        <text:list-item>
          <text:p text:style-name="P1">Asthetics:<text:tab/><text:tab/>Treasure hunter has simple but nice graphics which are moderatly pirate themed</text:p>
        </text:list-item>
        <text:list-item>
          <text:p text:style-name="P1">Gameplay:<text:tab/><text:tab/>Treasure hunters gameplay works alot like a simplified light bot, however it has several mini games thrown in as well. I have found four types of mini game:</text:p>
        </text:list-item>
        <text:list-item>
          <text:p text:style-name="P2"><text:s/>The first is basicly pointless and frustrating, a game where you guess which key is the right one untill you get lucky. </text:p>
        </text:list-item>
        <text:list-item>
          <text:p text:style-name="P2">The second is the same as the first (except in this version you must find a sweet apple instead of the right key)</text:p>
        </text:list-item>
        <text:list-item>
          <text:p text:style-name="P2">The third is a timed quiz, the game gives you some information and quizs you on it with a time limit.</text:p>
        </text:list-item>
        <text:list-item>
          <text:p text:style-name="P2">The fourth has you find a few objects withing a picture. Overall I would say the mini games take away from the games fun significantly and don't add much in the way of educational value.</text:p>
        </text:list-item>
        <text:list-item>
          <text:p text:style-name="P2">The fifth has you find the three most valuable tresures.</text:p>
        </text:list-item>
      </text:list>
      <text:p text:style-name="P3"><text:tab/>The game has you repeat each of these mini games everytime you make an attempt at the <text:tab/>level and everytime the games have the same answers. In addition it is not obvious how to <text:tab/>delete a command</text:p>
      <text:list xml:id="list35221780" text:continue-numbering="true" text:style-name="L1">
        <text:list-item>
          <text:p text:style-name="P1">Complexity:<text:tab/><text:tab/>Treasure hunter is a very simple game, the commands it offers are simpilier than lightbots, though it still has multiple functions</text:p>
        </text:list-item>
      </text:list>
      <text:p text:style-name="Text_20_body"/>
      <text:h text:style-name="Heading_20_1" text:outline-level="1">Billiards</text:h>
      <text:list xml:id="list35221948" text:continue-numbering="true" text:style-name="L1">
        <text:list-item>
          <text:p text:style-name="P1">Relevence:<text:tab/>None, so far as I can tell, this is just a pool game</text:p>
        </text:list-item>
      </text:list>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29M34S</meta:editing-duration>
    <meta:editing-cycles>13</meta:editing-cycles>
    <meta:generator>OpenOffice.org/3.2$Win32 OpenOffice.org_project/320m18$Build-9502</meta:generator>
    <dc:date>2011-10-12T15:09:00.25</dc:date>
    <dc:creator>Ben Gibson</dc:creator>
    <meta:document-statistic meta:table-count="0" meta:image-count="0" meta:object-count="0" meta:page-count="3" meta:paragraph-count="36" meta:word-count="737" meta:character-count="4095"/>
    <meta:user-defined meta:name="Info 1"/>
    <meta:user-defined meta:name="Info 2"/>
    <meta:user-defined meta:name="Info 3"/>
    <meta:user-defined meta:name="Info 4"/>
  </office:meta>
</office:document-meta>
</file>